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size="48pt" style:font-size-asian="48pt" style:font-size-complex="24pt" style:language-asian="nl" style:country-asian="NL"/>
    </style:style>
    <style:style style:name="P2" style:parent-style-name="Standaard" style:family="paragraph">
      <style:paragraph-properties fo:text-align="center"/>
      <style:text-properties fo:font-size="48pt" style:font-size-asian="48pt" style:font-size-complex="24pt" style:language-asian="nl" style:country-asian="NL"/>
    </style:style>
    <style:style style:name="P3" style:parent-style-name="Titel" style:family="paragraph">
      <style:text-properties fo:font-size="36pt" style:font-size-asian="36pt" style:language-asian="nl" style:country-asian="NL"/>
    </style:style>
    <style:style style:name="P4" style:parent-style-name="Standaard" style:family="paragraph">
      <style:text-properties style:font-name="Calibri Light" style:font-name-complex="Calibri Light" fo:font-size="20pt" style:font-size-asian="20pt" style:font-size-complex="24pt" style:language-asian="nl" style:country-asian="NL"/>
    </style:style>
    <style:style style:name="P5" style:parent-style-name="Standaard" style:family="paragraph">
      <style:text-properties style:font-size-complex="24pt" style:language-asian="nl" style:country-asian="NL"/>
    </style:style>
    <style:style style:name="P6" style:parent-style-name="Standaard" style:family="paragraph">
      <style:paragraph-properties fo:margin-bottom="0.1111in" fo:line-height="105%"/>
      <style:text-properties style:font-size-complex="24pt" style:language-asian="nl" style:country-asian="NL"/>
    </style:style>
    <style:style style:name="P7" style:parent-style-name="Standaard" style:family="paragraph">
      <style:paragraph-properties fo:margin-bottom="0.1111in" fo:line-height="105%"/>
      <style:text-properties style:font-size-complex="24pt" style:language-asian="nl" style:country-asian="NL"/>
    </style:style>
    <style:style style:name="P8" style:parent-style-name="Standaard" style:family="paragraph">
      <style:paragraph-properties fo:margin-bottom="0.1111in" fo:line-height="105%"/>
      <style:text-properties style:font-size-complex="24pt" style:language-asian="nl" style:country-asian="NL"/>
    </style:style>
    <style:style style:name="P9" style:parent-style-name="Standaard" style:family="paragraph">
      <style:paragraph-properties fo:margin-bottom="0.1111in" fo:line-height="105%"/>
      <style:text-properties style:font-size-complex="24pt" style:language-asian="nl" style:country-asian="NL"/>
    </style:style>
    <style:style style:name="P10" style:parent-style-name="Standaard" style:family="paragraph">
      <style:text-properties style:font-size-complex="24pt" style:language-asian="nl" style:country-asian="NL"/>
    </style:style>
    <style:style style:name="P11" style:parent-style-name="Standaard" style:family="paragraph">
      <style:text-properties style:font-size-complex="24pt" style:language-asian="nl" style:country-asian="NL"/>
    </style:style>
    <style:style style:name="P12" style:parent-style-name="Standaard" style:family="paragraph">
      <style:text-properties style:font-size-complex="24pt" style:language-asian="nl" style:country-asian="NL"/>
    </style:style>
    <style:style style:name="P13" style:parent-style-name="Standaard" style:family="paragraph">
      <style:text-properties style:font-size-complex="24pt" style:language-asian="nl" style:country-asian="NL"/>
    </style:style>
    <style:style style:name="P14" style:parent-style-name="Standaard" style:family="paragraph">
      <style:text-properties style:font-size-complex="24pt" style:language-asian="nl" style:country-asian="NL"/>
    </style:style>
    <style:style style:name="P15" style:parent-style-name="Standaard" style:family="paragraph">
      <style:text-properties style:font-size-complex="24pt" style:language-asian="nl" style:country-asian="NL"/>
    </style:style>
    <style:style style:name="P16" style:parent-style-name="Standaard" style:family="paragraph">
      <style:text-properties style:font-size-complex="24pt" style:language-asian="nl" style:country-asian="NL"/>
    </style:style>
    <style:style style:name="P17" style:parent-style-name="Standaard" style:family="paragraph">
      <style:text-properties style:font-size-complex="24pt" style:language-asian="nl" style:country-asian="NL"/>
    </style:style>
    <style:style style:name="P18" style:parent-style-name="Standaard" style:family="paragraph">
      <style:text-properties style:font-size-complex="24pt" style:language-asian="nl" style:country-asian="NL"/>
    </style:style>
    <style:style style:name="P19" style:parent-style-name="Standaard" style:family="paragraph">
      <style:text-properties style:font-size-complex="24pt" style:language-asian="nl" style:country-asian="NL"/>
    </style:style>
    <style:style style:name="P20" style:parent-style-name="Standaard" style:family="paragraph">
      <style:text-properties style:font-size-complex="24pt" style:language-asian="nl" style:country-asian="NL"/>
    </style:style>
    <style:style style:name="P21" style:parent-style-name="Standaard" style:family="paragraph">
      <style:paragraph-properties fo:break-before="page" fo:margin-bottom="0.1111in" fo:line-height="105%"/>
      <style:text-properties fo:font-size="16pt" style:font-size-asian="16pt" style:font-size-complex="24pt" style:language-asian="nl" style:country-asian="NL"/>
    </style:style>
    <style:style style:name="P22" style:parent-style-name="Titel" style:family="paragraph">
      <style:text-properties style:language-asian="nl" style:country-asian="NL"/>
    </style:style>
    <style:style style:name="T23" style:parent-style-name="Kop1Char" style:family="text">
      <style:text-properties style:font-name-asian="Calibri" fo:font-size="16pt" style:font-size-asian="16pt"/>
    </style:style>
    <style:style style:name="P24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26" style:parent-style-name="Standaardalinea-lettertype" style:family="text">
      <style:text-properties style:font-name-asian="Times New Roman" style:language-asian="nl" style:country-asian="NL"/>
    </style:style>
    <style:style style:name="T27" style:parent-style-name="Standaardalinea-lettertype" style:family="text">
      <style:text-properties style:font-name-asian="Times New Roman" style:language-asian="nl" style:country-asian="NL"/>
    </style:style>
    <style:style style:name="P28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29" style:parent-style-name="Standaardalinea-lettertype" style:family="text">
      <style:text-properties style:font-name-asian="Times New Roman" style:language-asian="nl" style:country-asian="NL"/>
    </style:style>
    <style:style style:name="T30" style:parent-style-name="Standaardalinea-lettertype" style:family="text">
      <style:text-properties style:font-name-asian="Times New Roman" style:language-asian="nl" style:country-asian="NL"/>
    </style:style>
    <style:style style:name="P31" style:parent-style-name="Inhopg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32" style:parent-style-name="Standaardalinea-lettertype" style:family="text">
      <style:text-properties style:font-name-asian="Times New Roman" style:language-asian="nl" style:country-asian="NL"/>
    </style:style>
    <style:style style:name="P33" style:parent-style-name="Kop1" style:family="paragraph">
      <style:paragraph-properties fo:break-before="page"/>
    </style:style>
    <style:style style:name="P34" style:parent-style-name="Titel" style:family="paragraph">
      <style:text-properties style:language-asian="nl" style:country-asian="NL"/>
    </style:style>
    <style:style style:name="P35" style:parent-style-name="Lijstalinea" style:family="paragraph">
      <style:paragraph-properties fo:margin-left="1.475in" fo:text-indent="-0.975in">
        <style:tab-stops/>
      </style:paragraph-properties>
    </style:style>
    <style:style style:name="P36" style:parent-style-name="Lijstalinea" style:family="paragraph">
      <style:paragraph-properties fo:margin-left="1.475in" fo:text-indent="-0.975in">
        <style:tab-stops/>
      </style:paragraph-properties>
    </style:style>
    <style:style style:name="P37" style:parent-style-name="Lijstalinea" style:family="paragraph">
      <style:paragraph-properties fo:margin-left="1.475in" fo:text-indent="-0.975in">
        <style:tab-stops/>
      </style:paragraph-properties>
    </style:style>
    <style:style style:name="P38" style:parent-style-name="Lijstalinea" style:family="paragraph">
      <style:paragraph-properties fo:margin-left="1.475in" fo:text-indent="-0.975in">
        <style:tab-stops/>
      </style:paragraph-properties>
    </style:style>
    <style:style style:name="P39" style:parent-style-name="Lijstalinea" style:family="paragraph">
      <style:paragraph-properties fo:margin-left="1.475in" fo:text-indent="-0.975in">
        <style:tab-stops/>
      </style:paragraph-properties>
    </style:style>
    <style:style style:name="P40" style:parent-style-name="Lijstalinea" style:family="paragraph">
      <style:paragraph-properties fo:margin-left="1.475in" fo:text-indent="-0.975in">
        <style:tab-stops/>
      </style:paragraph-properties>
    </style:style>
    <style:style style:name="P41" style:parent-style-name="Lijstalinea" style:family="paragraph">
      <style:paragraph-properties fo:margin-left="1.475in" fo:text-indent="-0.975in">
        <style:tab-stops/>
      </style:paragraph-properties>
    </style:style>
    <style:style style:name="P42" style:parent-style-name="Lijstalinea" style:family="paragraph">
      <style:paragraph-properties fo:margin-left="1.475in" fo:text-indent="-0.975in">
        <style:tab-stops/>
      </style:paragraph-properties>
    </style:style>
    <style:style style:name="P43" style:parent-style-name="Lijstalinea" style:family="paragraph">
      <style:paragraph-properties fo:margin-left="1.475in" fo:text-indent="-0.975in">
        <style:tab-stops/>
      </style:paragraph-properties>
    </style:style>
    <style:style style:name="P44" style:parent-style-name="Lijstalinea" style:family="paragraph">
      <style:paragraph-properties fo:margin-left="1.475in" fo:text-indent="-0.975in">
        <style:tab-stops/>
      </style:paragraph-properties>
    </style:style>
    <style:style style:name="P45" style:parent-style-name="Lijstalinea" style:family="paragraph">
      <style:paragraph-properties fo:margin-left="1.475in" fo:text-indent="-0.975in">
        <style:tab-stops/>
      </style:paragraph-properties>
    </style:style>
    <style:style style:name="P46" style:parent-style-name="Lijstalinea" style:family="paragraph">
      <style:paragraph-properties fo:margin-left="1.475in" fo:text-indent="-0.975in">
        <style:tab-stops/>
      </style:paragraph-properties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"/>
      <text:p text:style-name="P3">Eigen plan van aanpak</text:p>
      <text:p text:style-name="P4">Applicatie- en mediaontwikkelaa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Standaard"><draw:frame draw:z-index="251659264" draw:id="id0" draw:style-name="a0" draw:name="Tekstvak 1" text:anchor-type="paragraph" svg:x="3.78403in" svg:y="0.13264in" svg:width="2.975in" svg:height="1.43889in" style:rel-width="scale" style:rel-height="scale"><draw:text-box><text:p text:style-name="Standaard">Naam: Mart Rupert</text:p><text:p text:style-name="Standaard">Leerling nummer: 0299166</text:p><text:p text:style-name="Standaard">Datum: 21-6-2018</text:p><text:p text:style-name="Standaard">Versie: 1.0</text:p></draw:text-box><svg:title/><svg:desc/></draw:frame></text:p>
      <text:p text:style-name="P21"/>
      <text:p text:style-name="P22">Eigen plan van aanpak</text:p>
      <text:p text:style-name="Standaard"/>
      <text:p text:style-name="Standaard"><text:bookmark-start text:name="_Toc517432202"/><text:span text:style-name="T23">Inhoudsopgave</text:span><text:bookmark-end text:name="_Toc517432202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517432202" office:target-frame-name="_top" xlink:show="replace"><text:span text:style-name="Hyperlink">Inhoudsopgave</text:span><text:tab/>2</text:a></text:p>
          <text:p text:style-name="P25"><text:a xlink:href="#_Toc517432203" office:target-frame-name="_top" xlink:show="replace"><text:span text:style-name="Hyperlink">1</text:span><text:span text:style-name="T26"><text:tab/></text:span><text:span text:style-name="T27"><text:s/></text:span><text:span text:style-name="Hyperlink">Deelproducten</text:span><text:tab/>3</text:a></text:p>
          <text:p text:style-name="P28"><text:a xlink:href="#_Toc517432204" office:target-frame-name="_top" xlink:show="replace"><text:span text:style-name="Hyperlink">2</text:span><text:span text:style-name="T29"><text:tab/></text:span><text:span text:style-name="T30"><text:s/></text:span><text:span text:style-name="Hyperlink">Wat</text:span><text:tab/>3</text:a></text:p>
          <text:p text:style-name="P31"><text:a xlink:href="#_Toc517432205" office:target-frame-name="_top" xlink:show="replace"><text:span text:style-name="Hyperlink">3</text:span><text:span text:style-name="Hyperlink"><text:s/></text:span><text:span text:style-name="T32"><text:tab/></text:span><text:span text:style-name="Hyperlink">Hoe</text:span><text:tab/>3</text:a></text:p>
        </text:index-body>
      </text:table-of-content>
      <text:p text:style-name="Standaard"/>
      <text:h text:style-name="P33" text:outline-level="1"/>
      <text:p text:style-name="P34">Eigen plan van aanpak</text:p>
      <text:p text:style-name="P35">Stap 1:<text:tab/>Als eerst wordt er een mock-up gemaakt van de website<text:s/>en database<text:s/>die we later gaan realiseren.<text:s/></text:p>
      <text:p text:style-name="P36"><text:tab/>(geschatte tijd: 80min)</text:p>
      <text:p text:style-name="P37">Stap 2:<text:tab/>Daarna moet er<text:s/>eerst<text:s/>een database worden gemaakt voor de website waarin alle gegevens van de gebruikers, medewerkers en incidenten worden opgeslagen.</text:p>
      <text:p text:style-name="P38"><text:tab/>(geschatte tijd: 50min)</text:p>
      <text:p text:style-name="P39">Stap 3:<text:tab/>Hierna kan er gewerkt worden aan de website, inlog/registratiescherm, homepage, incidenten en contact pagina.</text:p>
      <text:p text:style-name="P40"><text:tab/>(geschatte tijd: 45min)</text:p>
      <text:p text:style-name="P41">Stap 4:<text:tab/>Het linken van de database met de website zodat ingevulde gegevens via de site opgeslagen worden in de database en later weer teruggevonden kunnen worden door de medewerkers/beheerders.</text:p>
      <text:p text:style-name="P42"><text:tab/>(geschatte tijd: 20min)</text:p>
      <text:p text:style-name="P43">Stap 5:<text:tab/>Het testen van alle functies op de website, kijken of alles werkt zoals het bedoeld is en hier en daar wat aanpassingen maken wanneer nodig.</text:p>
      <text:p text:style-name="P44"><text:tab/>(geschatte tijd: 20 á 40min)</text:p>
      <text:p text:style-name="P45">Stap 6:<text:tab/>De oplevering van het product aan de consument.</text:p>
      <text:p text:style-name="P46"><text:tab/>(geschatte tijd: 15min)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text-align="center" fo:margin-top="0.1666in"/>
      <style:text-properties style:font-name-asian="Times New Roman" fo:color="#000000" fo:font-size="24pt" style:font-size-asian="24pt" style:font-size-complex="16pt" fo:hyphenate="false"/>
    </style:style>
    <style:style style:name="Standaard" style:display-name="Standaard" style:family="paragraph">
      <style:paragraph-properties fo:margin-bottom="0.0833in" fo:line-height="115%"/>
      <style:text-properties style:font-name="Calibri" style:font-name-asian="Calibri" style:font-name-complex="Times New Roman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" style:font-name-asian="Times New Roman" style:font-name-complex="Times New Roman" fo:color="#000000" fo:font-size="24pt" style:font-size-asian="24pt" style:font-size-complex="16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#000000"/>
    </style:style>
    <style:style style:name="Inhopg1" style:display-name="Inhopg 1" style:family="paragraph" style:parent-style-name="Standaard" style:next-style-name="Standaard" style:auto-update="true">
      <style:paragraph-properties fo:margin-bottom="0.0694in" fo:line-height="105%"/>
      <style:text-properties fo:hyphenate="false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4472C4" fo:border-right="none" fo:padding-top="0in" fo:padding-left="0in" fo:padding-bottom="0.0555in" fo:padding-right="0in" style:shadow="none" fo:margin-bottom="0.2083in" fo:line-height="100%"/>
      <style:text-properties style:font-name="Calibri Light" style:font-name-asian="Times New Roman" fo:color="#323E4F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color="#323E4F" fo:letter-spacing="0.0034in" style:letter-kerning="true" fo:font-size="26pt" style:font-size-asian="26pt" style:font-size-complex="2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 Rupert</meta:initial-creator>
    <dc:creator>Mart Rupert</dc:creator>
    <meta:creation-date>2018-06-22T11:48:00Z</meta:creation-date>
    <dc:date>2018-06-22T12:31:00Z</dc:date>
    <meta:template xlink:href="Normal.dotm" xlink:type="simple"/>
    <meta:editing-cycles>11</meta:editing-cycles>
    <meta:editing-duration>PT2580S</meta:editing-duration>
    <meta:document-statistic meta:page-count="3" meta:paragraph-count="2" meta:word-count="196" meta:character-count="1277" meta:row-count="9" meta:non-whitespace-character-count="1083"/>
  </office:meta>
</office:document-meta>
</file>